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8pt" officeooo:rsid="00122419" officeooo:paragraph-rsid="0021e948" style:font-size-asian="18pt" style:font-size-complex="18pt"/>
    </style:style>
    <style:style style:name="P3" style:family="paragraph" style:parent-style-name="Standard">
      <style:text-properties style:font-name="Monospace" fo:font-size="10pt" style:font-size-asian="10pt"/>
    </style:style>
    <style:style style:name="P4" style:family="paragraph" style:parent-style-name="Standard">
      <style:text-properties fo:font-size="12pt" officeooo:paragraph-rsid="0021e948" style:font-size-asian="12pt"/>
    </style:style>
    <style:style style:name="P5" style:family="paragraph" style:parent-style-name="Standard">
      <style:text-properties fo:font-size="12pt" officeooo:rsid="0021e948" officeooo:paragraph-rsid="0021e948" style:font-size-asian="12pt"/>
    </style:style>
    <style:style style:name="T1" style:family="text">
      <style:text-properties officeooo:rsid="0021e948"/>
    </style:style>
    <style:style style:name="T2" style:family="text">
      <style:text-properties officeooo:rsid="00487771"/>
    </style:style>
    <style:style style:name="T3" style:family="text">
      <style:text-properties fo:font-weight="normal" officeooo:rsid="0081c361" style:font-weight-asian="normal" style:font-size-complex="14pt" style:font-weight-complex="normal"/>
    </style:style>
    <style:style style:name="T4" style:family="text">
      <style:text-properties fo:font-weight="normal" style:font-weight-asian="normal" style:font-size-complex="12pt" style:font-weight-complex="normal"/>
    </style:style>
    <style:style style:name="T5" style:family="text">
      <style:text-properties fo:font-weight="normal" officeooo:rsid="0021e948" style:font-weight-asian="normal" style:font-size-complex="12pt" style:font-weight-complex="normal"/>
    </style:style>
    <style:style style:name="T6" style:family="text">
      <style:text-properties fo:font-weight="bold" officeooo:rsid="00487771" style:font-weight-asian="bold" style:font-size-complex="12pt" style:font-weight-complex="bold"/>
    </style:style>
    <style:style style:name="T7" style:family="text">
      <style:text-properties fo:font-weight="bold" officeooo:rsid="00432871" style:font-weight-asian="bold" style:font-size-complex="12pt" style:font-weight-complex="bold"/>
    </style:style>
    <style:style style:name="T8" style:family="text">
      <style:text-properties fo:font-weight="bold" officeooo:rsid="0021e948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 Week <text:span text:style-name="T1">10</text:span></text:p>
      <text:p text:style-name="P2"/>
      <text:p text:style-name="P4"><text:span text:style-name="T6">Achievements</text:span><text:span text:style-name="T7">: </text:span></text:p>
      <text:p text:style-name="P5"><text:span text:style-name="T4">Two main issues with the new id assignment algorithm: </text:span></text:p>
      <text:p text:style-name="P5"><text:span text:style-name="T4">- glitchy packages</text:span></text:p>
      <text:p text:style-name="P5"><text:span text:style-name="T4">- breaks down if more than 7570 entries are loaded onto the chip</text:span></text:p>
      <text:p text:style-name="P5"><text:span text:style-name="T4"/></text:p>
      <text:p text:style-name="P1">[INFO] <text:s text:c="3"/>(vertex.c: 277): SEND STRING</text:p>
      <text:p text:style-name="P1">[INFO] <text:s text:c="3"/>(vertex.c: 278): M1: 1181901166</text:p>
      <text:p text:style-name="P1">[INFO] <text:s text:c="3"/>(vertex.c: 279): M2: 1667571744</text:p>
      <text:p text:style-name="P1">[INFO] <text:s text:c="3"/>(vertex.c: 280): M3: 538976288</text:p>
      <text:p text:style-name="P1">[INFO] <text:s text:c="3"/>(vertex.c: 281): M4: 538976288</text:p>
      <text:p text:style-name="P1">[INFO] <text:s text:c="3"/>(vertex.c: 282): M5: 3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783): --package arrived-- 9</text:p>
      <text:p text:style-name="P1">[INFO] <text:s text:c="3"/>(vertex.c: 330): SIGNAL</text:p>
      <text:p text:style-name="P1">[INFO] <text:s text:c="3"/>(vertex.c: 331): M1: 0</text:p>
      <text:p text:style-name="P1">[INFO] <text:s text:c="3"/>(vertex.c: 332): M2: 0</text:p>
      <text:p text:style-name="P1">[INFO] <text:s text:c="3"/>(vertex.c: 333): M3: 0</text:p>
      <text:p text:style-name="P1">[INFO] <text:s text:c="3"/>(vertex.c: 334): M4: 0</text:p>
      <text:p text:style-name="P1">[INFO] <text:s text:c="3"/>(vertex.c: 335): M5: 4</text:p>
      <text:p text:style-name="P1">[INFO] <text:s text:c="3"/>(vertex.c: 587): RECEIVED: 9</text:p>
      <text:p text:style-name="P1">[INFO] <text:s text:c="3"/>(vertex.c: 783): --package arrived-- 1399873897</text:p>
      <text:p text:style-name="P1">[INFO] <text:s text:c="3"/>(vertex.c: 587): RECEIVED: 1399873897</text:p>
      <text:p text:style-name="P1">[INFO] <text:s text:c="3"/>(vertex.c: 783): --package arrived-- 1847599136</text:p>
      <text:p text:style-name="P1">[INFO] <text:s text:c="3"/>(vertex.c: 587): RECEIVED: 1847599136</text:p>
      <text:p text:style-name="P1">[INFO] <text:s text:c="3"/>(vertex.c: 783): --package arrived-- 538976288</text:p>
      <text:p text:style-name="P1">[INFO] <text:s text:c="3"/>(vertex.c: 587): RECEIVED: 538976288</text:p>
      <text:p text:style-name="P1">[INFO] <text:s text:c="3"/>(vertex.c: 783): --package arrived-- 538976288</text:p>
      <text:p text:style-name="P1">[INFO] <text:s text:c="3"/>(vertex.c: 592): RECEIVED: 538976288</text:p>
      <text:p text:style-name="P1">[INFO] <text:s text:c="3"/>(vertex.c: 593): ------------------</text:p>
      <text:p text:style-name="P1">[INFO] <text:s text:c="3"/>(vertex.c: 296): FORWARD</text:p>
      <text:p text:style-name="P1">[INFO] <text:s text:c="3"/>(vertex.c: 297): M1: 9</text:p>
      <text:p text:style-name="P1">[INFO] <text:s text:c="3"/>(vertex.c: 298): M2: 1399873897</text:p>
      <text:p text:style-name="P1">[INFO] <text:s text:c="3"/>(vertex.c: 299): M3: 1847599136</text:p>
      <text:p text:style-name="P1">[INFO] <text:s text:c="3"/>(vertex.c: 300): M4: 538976288</text:p>
      <text:p text:style-name="P3">[INFO] <text:s text:c="3"/>(vertex.c: 301): M5: 5389762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Riepenhausen</meta:initial-creator>
    <meta:creation-date>2017-12-03T19:29:18.247874942</meta:creation-date>
    <dc:date>2017-12-04T13:30:42.729803695</dc:date>
    <dc:creator>Alexey Riepenhausen</dc:creator>
    <meta:editing-duration>PT3M21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48" meta:word-count="279" meta:character-count="2032" meta:non-whitespace-character-count="1689"/>
  </office:meta>
</office:document-meta>
</file>